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2020090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0 casos confirmados no ha sido posible identificar la edad o el sexo</text:span></text:p>
          </table:table-cell>
          <table:table-cell table:number-columns-repeated="9"/>
          <table:table-cell table:style-name="ce74"/>
          <table:table-cell/>
          <table:table-cell table:style-name="ce74"/>
        </table:table-row>
        <table:table-row table:style-name="ro2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 table:number-columns-repeated="3"/>
        </table:table-row>
        <table:table-row table:style-name="ro2">
          <table:table-cell table:style-name="ce3" office:value-type="string" calcext:value-type="string">
            <text:p>Menos de 1 año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[.B3]+[.C3]" office:value-type="float" office:value="2" calcext:value-type="float">
            <text:p>2</text:p>
          </table:table-cell>
          <table:table-cell table:style-name="ce38" table:formula="of:=[.D3]/[.$D$12]" office:value-type="percentage" office:value="0.00806451612903226" calcext:value-type="percentage">
            <text:p>0,8%</text:p>
          </table:table-cell>
          <table:table-cell table:style-name="ce42" table:formula="of:=[.E3]" office:value-type="percentage" office:value="0.00806451612903226" calcext:value-type="percentage">
            <text:p>1 %</text:p>
          </table:table-cell>
          <table:table-cell table:number-columns-repeated="4"/>
          <table:table-cell table:style-name="ce74" table:number-columns-repeated="3"/>
        </table:table-row>
        <table:table-row table:style-name="ro2">
          <table:table-cell table:style-name="ce3" office:value-type="string" calcext:value-type="string">
            <text:p>1 a 14 años</text:p>
          </table:table-cell>
          <table:table-cell table:style-name="ce1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32" table:formula="of:=[.B4]+[.C4]" office:value-type="float" office:value="30" calcext:value-type="float">
            <text:p>30</text:p>
          </table:table-cell>
          <table:table-cell table:style-name="ce38" table:formula="of:=[.D4]/[.$D$12]" office:value-type="percentage" office:value="0.120967741935484" calcext:value-type="percentage">
            <text:p>12,1%</text:p>
          </table:table-cell>
          <table:table-cell table:style-name="ce42" table:formula="of:=[.F3]+[.E4]" office:value-type="percentage" office:value="0.129032258064516" calcext:value-type="percentage">
            <text:p>13 %</text:p>
          </table:table-cell>
          <table:table-cell table:number-columns-repeated="4"/>
          <table:table-cell table:style-name="ce74" table:number-columns-repeated="3"/>
        </table:table-row>
        <table:table-row table:style-name="ro2">
          <table:table-cell table:style-name="ce3" office:value-type="string" calcext:value-type="string">
            <text:p>15 a 24 años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32" table:formula="of:=[.B5]+[.C5]" office:value-type="float" office:value="28" calcext:value-type="float">
            <text:p>28</text:p>
          </table:table-cell>
          <table:table-cell table:style-name="ce38" table:formula="of:=[.D5]/[.$D$12]" office:value-type="percentage" office:value="0.112903225806452" calcext:value-type="percentage">
            <text:p>11,3%</text:p>
          </table:table-cell>
          <table:table-cell table:style-name="ce42" table:formula="of:=[.F4]+[.E5]" office:value-type="percentage" office:value="0.241935483870968" calcext:value-type="percentage">
            <text:p>24 %</text:p>
          </table:table-cell>
          <table:table-cell table:number-columns-repeated="4"/>
          <table:table-cell table:style-name="ce74" table:number-columns-repeated="3"/>
        </table:table-row>
        <table:table-row table:style-name="ro2">
          <table:table-cell table:style-name="ce3" office:value-type="string" calcext:value-type="string">
            <text:p>25 a 34 años</text:p>
          </table:table-cell>
          <table:table-cell table:style-name="ce1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32" table:formula="of:=[.B6]+[.C6]" office:value-type="float" office:value="37" calcext:value-type="float">
            <text:p>37</text:p>
          </table:table-cell>
          <table:table-cell table:style-name="ce38" table:formula="of:=[.D6]/[.$D$12]" office:value-type="percentage" office:value="0.149193548387097" calcext:value-type="percentage">
            <text:p>14,9%</text:p>
          </table:table-cell>
          <table:table-cell table:style-name="ce43" table:formula="of:=[.F5]+[.E6]" office:value-type="percentage" office:value="0.391129032258064" calcext:value-type="percentage">
            <text:p>39 %</text:p>
          </table:table-cell>
          <table:table-cell table:number-columns-repeated="4"/>
          <table:table-cell table:style-name="ce74" table:number-columns-repeated="3"/>
        </table:table-row>
        <table:table-row table:style-name="ro2">
          <table:table-cell table:style-name="ce3" office:value-type="string" calcext:value-type="string">
            <text:p>35 a 4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2" table:formula="of:=[.B7]+[.C7]" office:value-type="float" office:value="28" calcext:value-type="float">
            <text:p>28</text:p>
          </table:table-cell>
          <table:table-cell table:style-name="ce38" table:formula="of:=[.D7]/[.$D$12]" office:value-type="percentage" office:value="0.112903225806452" calcext:value-type="percentage">
            <text:p>11,3%</text:p>
          </table:table-cell>
          <table:table-cell table:style-name="ce43" table:formula="of:=[.F6]+[.E7]" office:value-type="percentage" office:value="0.504032258064516" calcext:value-type="percentage">
            <text:p>50 %</text:p>
          </table:table-cell>
          <table:table-cell table:number-columns-repeated="4"/>
          <table:table-cell table:style-name="ce74"/>
          <table:table-cell table:style-name="ce77"/>
          <table:table-cell table:style-name="ce74"/>
        </table:table-row>
        <table:table-row table:style-name="ro2">
          <table:table-cell table:style-name="ce3" office:value-type="string" calcext:value-type="string">
            <text:p>45 a 54 años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8" calcext:value-type="float">
            <text:p>18</text:p>
          </table:table-cell>
          <table:table-cell table:style-name="ce32" table:formula="of:=[.B8]+[.C8]" office:value-type="float" office:value="36" calcext:value-type="float">
            <text:p>36</text:p>
          </table:table-cell>
          <table:table-cell table:style-name="ce38" table:formula="of:=[.D8]/[.$D$12]" office:value-type="percentage" office:value="0.145161290322581" calcext:value-type="percentage">
            <text:p>14,5%</text:p>
          </table:table-cell>
          <table:table-cell table:style-name="ce42" table:formula="of:=[.F7]+[.E8]" office:value-type="percentage" office:value="0.649193548387097" calcext:value-type="percentage">
            <text:p>65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55 a 64 años</text:p>
          </table:table-cell>
          <table:table-cell table:style-name="ce18" office:value-type="float" office:value="17" calcext:value-type="float">
            <text:p>17</text:p>
          </table:table-cell>
          <table:table-cell table:style-name="ce28" office:value-type="float" office:value="26" calcext:value-type="float">
            <text:p>26</text:p>
          </table:table-cell>
          <table:table-cell table:style-name="ce32" table:formula="of:=[.B9]+[.C9]" office:value-type="float" office:value="43" calcext:value-type="float">
            <text:p>43</text:p>
          </table:table-cell>
          <table:table-cell table:style-name="ce38" table:formula="of:=[.D9]/[.$D$12]" office:value-type="percentage" office:value="0.173387096774194" calcext:value-type="percentage">
            <text:p>17,3%</text:p>
          </table:table-cell>
          <table:table-cell table:style-name="ce42" table:formula="of:=[.F8]+[.E9]" office:value-type="percentage" office:value="0.82258064516129" calcext:value-type="percentage">
            <text:p>82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65 a 74 años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32" table:formula="of:=[.B10]+[.C10]" office:value-type="float" office:value="19" calcext:value-type="float">
            <text:p>19</text:p>
          </table:table-cell>
          <table:table-cell table:style-name="ce38" table:formula="of:=[.D10]/[.$D$12]" office:value-type="percentage" office:value="0.0766129032258065" calcext:value-type="percentage">
            <text:p>7,7%</text:p>
          </table:table-cell>
          <table:table-cell table:style-name="ce42" table:formula="of:=[.F9]+[.E10]" office:value-type="percentage" office:value="0.899193548387097" calcext:value-type="percentage">
            <text:p>90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75 años o más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32" table:formula="of:=[.B11]+[.C11]" office:value-type="float" office:value="25" calcext:value-type="float">
            <text:p>25</text:p>
          </table:table-cell>
          <table:table-cell table:style-name="ce39" table:formula="of:=[.D11]/[.$D$12]" office:value-type="percentage" office:value="0.100806451612903" calcext:value-type="percentage">
            <text:p>10,1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123" calcext:value-type="float">
            <text:p>123</text:p>
          </table:table-cell>
          <table:table-cell table:style-name="ce19" table:formula="of:=SUM([.C3:.C11])" office:value-type="float" office:value="125" calcext:value-type="float">
            <text:p>125</text:p>
          </table:table-cell>
          <table:table-cell table:style-name="ce33" table:formula="of:=SUM([.D3:.D11])" office:value-type="float" office:value="248" calcext:value-type="float">
            <text:p>248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0" table:formula="of:=[.B12]/[.D12]" office:value-type="percentage" office:value="0.495967741935484" calcext:value-type="percentage">
            <text:p>50 %</text:p>
          </table:table-cell>
          <table:table-cell table:style-name="ce20" table:formula="of:=[.C12]/[.D12]" office:value-type="percentage" office:value="0.504032258064516" calcext:value-type="percentage">
            <text:p>50 %</text:p>
          </table:table-cell>
          <table:table-cell table:style-name="ce34"/>
          <table:table-cell table:number-columns-repeated="9"/>
        </table:table-row>
        <table:table-row table:style-name="ro2">
          <table:table-cell table:style-name="ce5"/>
          <table:table-cell table:style-name="ce20" table:number-columns-repeated="2"/>
          <table:table-cell table:style-name="ce34"/>
          <table:table-cell table:number-columns-repeated="9"/>
        </table:table-row>
        <table:table-row table:style-name="ro2">
          <table:table-cell table:style-name="ce6" table:number-columns-repeated="4"/>
          <table:table-cell table:number-columns-repeated="9"/>
        </table:table-row>
        <table:table-row table:style-name="ro2">
          <table:table-cell table:style-name="ce1" office:value-type="string" calcext:value-type="string">
            <text:p>Distribución por provincias: <text:span text:style-name="T1">en 1 caso confirmado no ha sido posible identificar la provincia de procedencia</text:span>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4"/>
        </table:table-row>
        <table:table-row table:style-name="ro3">
          <table:table-cell table:style-name="ce8" office:value-type="float" office:value="43" calcext:value-type="float">
            <text:p>43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78" calcext:value-type="float">
            <text:p>178</text:p>
          </table:table-cell>
          <table:table-cell table:style-name="ce35" office:value-type="float" office:value="1" calcext:value-type="float">
            <text:p>1</text:p>
          </table:table-cell>
          <table:table-cell table:style-name="ce22" table:formula="of:=SUM([.A18:.D18])" office:value-type="float" office:value="248" calcext:value-type="float">
            <text:p>248</text:p>
          </table:table-cell>
          <table:table-cell/>
          <table:table-cell table:style-name="ce53" office:value-type="percentage" office:value="0.044" calcext:value-type="percentage" table:number-columns-spanned="3" table:number-rows-spanned="1">
            <text:p>4,40 %</text:p>
          </table:table-cell>
          <table:covered-table-cell table:style-name="ce62"/>
          <table:covered-table-cell table:style-name="ce70"/>
          <table:table-cell table:number-columns-repeated="4"/>
        </table:table-row>
        <table:table-row table:style-name="ro3">
          <table:table-cell table:style-name="ce9" table:formula="of:=[.A18]/[.$E$18]" office:value-type="percentage" office:value="0.173387096774194" calcext:value-type="percentage">
            <text:p>17,3%</text:p>
          </table:table-cell>
          <table:table-cell table:style-name="ce9" table:formula="of:=[.B18]/[.$E$18]" office:value-type="percentage" office:value="0.104838709677419" calcext:value-type="percentage">
            <text:p>10,5%</text:p>
          </table:table-cell>
          <table:table-cell table:style-name="ce9" table:formula="of:=[.C18]/[.$E$18]" office:value-type="percentage" office:value="0.717741935483871" calcext:value-type="percentage">
            <text:p>71,8%</text:p>
          </table:table-cell>
          <table:table-cell table:style-name="ce9" table:formula="of:=[.D18]/[.$E$18]" office:value-type="percentage" office:value="0.00403225806451613" calcext:value-type="percentage">
            <text:p>0,4%</text:p>
          </table:table-cell>
          <table:table-cell table:style-name="ce22"/>
          <table:table-cell table:number-columns-repeated="8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4"/>
        </table:table-row>
        <table:table-row table:style-name="ro3">
          <table:table-cell table:style-name="ce10" office:value-type="string" calcext:value-type="string">
            <text:p>Distribución por síntomas: <text:span text:style-name="T1">en 5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4" calcext:value-type="float" table:number-columns-spanned="3" table:number-rows-spanned="1">
            <text:p>9,40</text:p>
          </table:table-cell>
          <table:covered-table-cell table:style-name="ce63"/>
          <table:covered-table-cell table:style-name="ce71"/>
          <table:table-cell table:number-columns-repeated="4"/>
        </table:table-row>
        <table:table-row table:style-name="ro3">
          <table:table-cell table:style-name="ce11" office:value-type="string" calcext:value-type="string">
            <text:p>SINTOMÁTICOS</text:p>
          </table:table-cell>
          <table:table-cell table:style-name="ce8" office:value-type="float" office:value="68" calcext:value-type="float">
            <text:p>68</text:p>
          </table:table-cell>
          <table:table-cell table:style-name="ce29" table:formula="of:=[.B22]/248" office:value-type="percentage" office:value="0.274193548387097" calcext:value-type="percentage">
            <text:p>27 %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ASINTOMÁTICOS</text:p>
          </table:table-cell>
          <table:table-cell table:style-name="ce22" office:value-type="float" office:value="175" calcext:value-type="float">
            <text:p>175</text:p>
          </table:table-cell>
          <table:table-cell table:style-name="ce30" table:formula="of:=[.B23]/248" office:value-type="percentage" office:value="0.705645161290323" calcext:value-type="percentage">
            <text:p>71 %</text:p>
          </table:table-cell>
          <table:table-cell table:number-columns-repeated="10"/>
        </table:table-row>
        <table:table-row table:style-name="ro4" table:number-rows-repeated="2">
          <table:table-cell table:number-columns-repeated="13"/>
        </table:table-row>
        <table:table-row table:style-name="ro3">
          <table:table-cell table:style-name="ce10" office:value-type="string" calcext:value-type="string">
            <text:p>Distribución por Zona Básica de Salud (ZBS): <text:span text:style-name="T1">en 1 caso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 caso confirmado no ha sido posible identificar el sector sanitario.</text:span>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5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</table:table-row>
        <table:table-row table:style-name="ro3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31" calcext:value-type="float">
            <text:p>31</text:p>
          </table:table-cell>
          <table:table-cell table:style-name="ce31" table:formula="of:=[.B28]/[.$B$92]" office:value-type="percentage" office:value="0.125" calcext:value-type="percentage">
            <text:p>12,50 %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21" calcext:value-type="float">
            <text:p>21</text:p>
          </table:table-cell>
          <table:table-cell table:style-name="ce64" table:formula="of:=[.G28]/[.G$37]" office:value-type="percentage" office:value="0.0846774193548387" calcext:value-type="percentage">
            <text:p>8,47 %</text:p>
          </table:table-cell>
          <table:table-cell table:style-name="ce72"/>
          <table:table-cell table:number-columns-repeated="4"/>
        </table:table-row>
        <table:table-row table:style-name="ro3">
          <table:table-cell table:style-name="ce13" office:value-type="string" calcext:value-type="string">
            <text:p>ALFAJARIN</text:p>
          </table:table-cell>
          <table:table-cell table:style-name="ce23" office:value-type="float" office:value="13" calcext:value-type="float">
            <text:p>13</text:p>
          </table:table-cell>
          <table:table-cell table:style-name="ce31" table:formula="of:=[.B29]/[.$B$92]" office:value-type="percentage" office:value="0.0524193548387097" calcext:value-type="percentage">
            <text:p>5,24 %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22" calcext:value-type="float">
            <text:p>22</text:p>
          </table:table-cell>
          <table:table-cell table:style-name="ce65" table:formula="of:=[.G29]/[.G$37]" office:value-type="percentage" office:value="0.0887096774193548" calcext:value-type="percentage">
            <text:p>8,87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B30]/[.$B$92]" office:value-type="percentage" office:value="0.0403225806451613" calcext:value-type="percentage">
            <text:p>4,03 %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2" calcext:value-type="float">
            <text:p>2</text:p>
          </table:table-cell>
          <table:table-cell table:style-name="ce66" table:formula="of:=[.G30]/[.G$37]" office:value-type="percentage" office:value="0.00806451612903226" calcext:value-type="percentage">
            <text:p>0,81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formula="of:=[.B31]/[.$B$92]" office:value-type="percentage" office:value="0.0362903225806452" calcext:value-type="percentage">
            <text:p>3,63 %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22" calcext:value-type="float">
            <text:p>22</text:p>
          </table:table-cell>
          <table:table-cell table:style-name="ce66" table:formula="of:=[.G31]/[.G$37]" office:value-type="percentage" office:value="0.0887096774193548" calcext:value-type="percentage">
            <text:p>8,87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SANTA ISABEL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formula="of:=[.B32]/[.$B$92]" office:value-type="percentage" office:value="0.032258064516129" calcext:value-type="percentage">
            <text:p>3,23 %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8" calcext:value-type="float">
            <text:p>8</text:p>
          </table:table-cell>
          <table:table-cell table:style-name="ce66" table:formula="of:=[.G32]/[.G$37]" office:value-type="percentage" office:value="0.032258064516129" calcext:value-type="percentage">
            <text:p>3,23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formula="of:=[.B33]/[.$B$92]" office:value-type="percentage" office:value="0.032258064516129" calcext:value-type="percentage">
            <text:p>3,23 %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32" calcext:value-type="float">
            <text:p>32</text:p>
          </table:table-cell>
          <table:table-cell table:style-name="ce66" table:formula="of:=[.G33]/[.G$37]" office:value-type="percentage" office:value="0.129032258064516" calcext:value-type="percentage">
            <text:p>12,90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BARBASTRO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formula="of:=[.B34]/[.$B$92]" office:value-type="percentage" office:value="0.0282258064516129" calcext:value-type="percentage">
            <text:p>2,82 %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73" calcext:value-type="float">
            <text:p>73</text:p>
          </table:table-cell>
          <table:table-cell table:style-name="ce67" table:formula="of:=[.G34]/[.G$37]" office:value-type="percentage" office:value="0.294354838709677" calcext:value-type="percentage">
            <text:p>29,44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SAN JOSE SUR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5]/[.$B$92]" office:value-type="percentage" office:value="0.0282258064516129" calcext:value-type="percentage">
            <text:p>2,82 %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67" calcext:value-type="float">
            <text:p>67</text:p>
          </table:table-cell>
          <table:table-cell table:style-name="ce68" table:formula="of:=[.G35]/[.G$37]" office:value-type="percentage" office:value="0.270161290322581" calcext:value-type="percentage">
            <text:p>27,02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ALCAÑIZ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formula="of:=[.B36]/[.$B$92]" office:value-type="percentage" office:value="0.0241935483870968" calcext:value-type="percentage">
            <text:p>2,42 %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" calcext:value-type="float">
            <text:p>1</text:p>
          </table:table-cell>
          <table:table-cell table:style-name="ce66" table:formula="of:=[.G36]/[.G$37]" office:value-type="percentage" office:value="0.00403225806451613" calcext:value-type="percentage">
            <text:p>0,40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CASABLANCA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formula="of:=[.B37]/[.$B$92]" office:value-type="percentage" office:value="0.0241935483870968" calcext:value-type="percentage">
            <text:p>2,42 %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248" calcext:value-type="float">
            <text:p>248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13" office:value-type="string" calcext:value-type="string">
            <text:p>TAMARITE DE LITERA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formula="of:=[.B38]/[.$B$92]" office:value-type="percentage" office:value="0.0241935483870968" calcext:value-type="percentage">
            <text:p>2,42 %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NDORRA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39]/[.$B$92]" office:value-type="percentage" office:value="0.0201612903225806" calcext:value-type="percentage">
            <text:p>2,02 %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50" table:number-columns-repeated="5"/>
          <table:table-cell table:style-name="ce75"/>
          <table:table-cell table:style-name="ce50"/>
          <table:table-cell/>
        </table:table-row>
        <table:table-row table:style-name="ro3">
          <table:table-cell table:style-name="ce13" office:value-type="string" calcext:value-type="string">
            <text:p>DELICIAS SUR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40]/[.$B$92]" office:value-type="percentage" office:value="0.0201612903225806" calcext:value-type="percentage">
            <text:p>2,02 %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51" table:number-columns-repeated="5"/>
          <table:table-cell table:style-name="ce76"/>
          <table:table-cell table:style-name="ce51" table:number-columns-repeated="2"/>
        </table:table-row>
        <table:table-row table:style-name="ro3">
          <table:table-cell table:style-name="ce13" office:value-type="string" calcext:value-type="string">
            <text:p>HERNAN CORTES</text:p>
          </table:table-cell>
          <table:table-cell table:style-name="ce24" office:value-type="float" office:value="5" calcext:value-type="float">
            <text:p>5</text:p>
          </table:table-cell>
          <table:table-cell table:style-name="ce31" table:formula="of:=[.B41]/[.$B$92]" office:value-type="percentage" office:value="0.0201612903225806" calcext:value-type="percentage">
            <text:p>2,02 %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52" table:number-columns-repeated="7"/>
          <table:table-cell/>
        </table:table-row>
        <table:table-row table:style-name="ro3">
          <table:table-cell table:style-name="ce13" office:value-type="string" calcext:value-type="string">
            <text:p>HIJAR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42]/[.$B$92]" office:value-type="percentage" office:value="0.0201612903225806" calcext:value-type="percentage">
            <text:p>2,02 %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52" table:number-columns-repeated="6"/>
          <table:table-cell table:style-name="ce78"/>
          <table:table-cell/>
        </table:table-row>
        <table:table-row table:style-name="ro3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43]/[.$B$92]" office:value-type="percentage" office:value="0.0201612903225806" calcext:value-type="percentage">
            <text:p>2,02 %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44]/[.$B$92]" office:value-type="percentage" office:value="0.0201612903225806" calcext:value-type="percentage">
            <text:p>2,02 %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OLIVER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45]/[.$B$92]" office:value-type="percentage" office:value="0.0201612903225806" calcext:value-type="percentage">
            <text:p>2,02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/>
          <table:table-cell table:number-columns-repeated="8"/>
        </table:table-row>
        <table:table-row table:style-name="ro3">
          <table:table-cell table:style-name="ce13" office:value-type="string" calcext:value-type="string">
            <text:p>SAN PABLO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B46]/[.$B$92]" office:value-type="percentage" office:value="0.0201612903225806" calcext:value-type="percentage">
            <text:p>2,02 %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MOZARA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47]/[.$B$92]" office:value-type="percentage" office:value="0.0161290322580645" calcext:value-type="percentage">
            <text:p>1,61 %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MOCHA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48]/[.$B$92]" office:value-type="percentage" office:value="0.0161290322580645" calcext:value-type="percentage">
            <text:p>1,61 %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GALLUR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49]/[.$B$92]" office:value-type="percentage" office:value="0.0161290322580645" calcext:value-type="percentage">
            <text:p>1,61 %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IRALBUENO-GARRAPINILLOS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50]/[.$B$92]" office:value-type="percentage" office:value="0.0161290322580645" calcext:value-type="percentage">
            <text:p>1,61 %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51]/[.$B$92]" office:value-type="percentage" office:value="0.0161290322580645" calcext:value-type="percentage">
            <text:p>1,61 %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AUSTE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52]/[.$B$92]" office:value-type="percentage" office:value="0.0161290322580645" calcext:value-type="percentage">
            <text:p>1,61 %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ORRERO LA PAZ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[.B53]/[.$B$92]" office:value-type="percentage" office:value="0.0161290322580645" calcext:value-type="percentage">
            <text:p>1,61 %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AGON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54]/[.$B$92]" office:value-type="percentage" office:value="0.0120967741935484" calcext:value-type="percentage">
            <text:p>1,21 %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OMBARDA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55]/[.$B$92]" office:value-type="percentage" office:value="0.0120967741935484" calcext:value-type="percentage">
            <text:p>1,21 %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PE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56]/[.$B$92]" office:value-type="percentage" office:value="0.0120967741935484" calcext:value-type="percentage">
            <text:p>1,21 %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ERNANDO EL CATÓLICO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57]/[.$B$92]" office:value-type="percentage" office:value="0.0120967741935484" calcext:value-type="percentage">
            <text:p>1,21 %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RAGA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58]/[.$B$92]" office:value-type="percentage" office:value="0.0120967741935484" calcext:value-type="percentage">
            <text:p>1,21 %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RIÑENA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59]/[.$B$92]" office:value-type="percentage" office:value="0.0120967741935484" calcext:value-type="percentage">
            <text:p>1,21 %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ORRE RAMONA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60]/[.$B$92]" office:value-type="percentage" office:value="0.0120967741935484" calcext:value-type="percentage">
            <text:p>1,21 %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UNIVERSITAS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61]/[.$B$92]" office:value-type="percentage" office:value="0.0120967741935484" calcext:value-type="percentage">
            <text:p>1,21 %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ALFONADA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62]/[.$B$92]" office:value-type="percentage" office:value="0.0120967741935484" calcext:value-type="percentage">
            <text:p>1,21 %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UERA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[.B63]/[.$B$92]" office:value-type="percentage" office:value="0.0120967741935484" calcext:value-type="percentage">
            <text:p>1,21 %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NORTE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64]/[.$B$92]" office:value-type="percentage" office:value="0.00806451612903226" calcext:value-type="percentage">
            <text:p>0,81 %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INEFAR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65]/[.$B$92]" office:value-type="percentage" office:value="0.00806451612903226" calcext:value-type="percentage">
            <text:p>0,81 %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TAYUD URBANA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66]/[.$B$92]" office:value-type="percentage" office:value="0.00806451612903226" calcext:value-type="percentage">
            <text:p>0,81 %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DELICIAS NORTE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67]/[.$B$92]" office:value-type="percentage" office:value="0.00806451612903226" calcext:value-type="percentage">
            <text:p>0,81 %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GRAUS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68]/[.$B$92]" office:value-type="percentage" office:value="0.00806451612903226" calcext:value-type="percentage">
            <text:p>0,81 %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69]/[.$B$92]" office:value-type="percentage" office:value="0.00806451612903226" calcext:value-type="percentage">
            <text:p>0,81 %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70]/[.$B$92]" office:value-type="percentage" office:value="0.00806451612903226" calcext:value-type="percentage">
            <text:p>0,81 %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NORTE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71]/[.$B$92]" office:value-type="percentage" office:value="0.00806451612903226" calcext:value-type="percentage">
            <text:p>0,81 %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6"/>
        </table:table-row>
        <table:table-row table:style-name="ro3">
          <table:table-cell table:style-name="ce13" office:value-type="string" calcext:value-type="string">
            <text:p>TERUEL CENTRO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72]/[.$B$92]" office:value-type="percentage" office:value="0.00806451612903226" calcext:value-type="percentage">
            <text:p>0,81 %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ALDEFIERRO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formula="of:=[.B73]/[.$B$92]" office:value-type="percentage" office:value="0.00806451612903226" calcext:value-type="percentage">
            <text:p>0,81 %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ENECIA</text:p>
          </table:table-cell>
          <table:table-cell table:style-name="ce23" office:value-type="float" office:value="2" calcext:value-type="float">
            <text:p>2</text:p>
          </table:table-cell>
          <table:table-cell table:style-name="ce31" table:formula="of:=[.B74]/[.$B$92]" office:value-type="percentage" office:value="0.00806451612903226" calcext:value-type="percentage">
            <text:p>0,81 %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OESTE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75]/[.$B$92]" office:value-type="percentage" office:value="0.00403225806451613" calcext:value-type="percentage">
            <text:p>0,40 %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SUR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76]/[.$B$92]" office:value-type="percentage" office:value="0.00403225806451613" calcext:value-type="percentage">
            <text:p>0,40 %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BARRACIN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77]/[.$B$92]" office:value-type="percentage" office:value="0.00403225806451613" calcext:value-type="percentage">
            <text:p>0,40 %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CORIS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78]/[.$B$92]" office:value-type="percentage" office:value="0.00403225806451613" calcext:value-type="percentage">
            <text:p>0,40 %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MUDEVAR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79]/[.$B$92]" office:value-type="percentage" office:value="0.00403225806451613" calcext:value-type="percentage">
            <text:p>0,40 %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TEJON DE SOS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0]/[.$B$92]" office:value-type="percentage" office:value="0.00403225806451613" calcext:value-type="percentage">
            <text:p>0,40 %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ELL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1]/[.$B$92]" office:value-type="percentage" office:value="0.00403225806451613" calcext:value-type="percentage">
            <text:p>0,40 %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INDEPENDENCI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2]/[.$B$92]" office:value-type="percentage" office:value="0.00403225806451613" calcext:value-type="percentage">
            <text:p>0,40 %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JAC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3]/[.$B$92]" office:value-type="percentage" office:value="0.00403225806451613" calcext:value-type="percentage">
            <text:p>0,40 %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4]/[.$B$92]" office:value-type="percentage" office:value="0.00403225806451613" calcext:value-type="percentage">
            <text:p>0,40 %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ARIA DE HUERV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5]/[.$B$92]" office:value-type="percentage" office:value="0.00403225806451613" calcext:value-type="percentage">
            <text:p>0,40 %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AS DE LAS MATAS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6]/[.$B$92]" office:value-type="percentage" office:value="0.00403225806451613" calcext:value-type="percentage">
            <text:p>0,40 %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EQUINENZ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7]/[.$B$92]" office:value-type="percentage" office:value="0.00403225806451613" calcext:value-type="percentage">
            <text:p>0,40 %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PARQUE GOYA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8]/[.$B$92]" office:value-type="percentage" office:value="0.00403225806451613" calcext:value-type="percentage">
            <text:p>0,40 %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CENTRO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89]/[.$B$92]" office:value-type="percentage" office:value="0.00403225806451613" calcext:value-type="percentage">
            <text:p>0,40 %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UTEBO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[.B90]/[.$B$92]" office:value-type="percentage" office:value="0.00403225806451613" calcext:value-type="percentage">
            <text:p>0,40 %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9"/>
        </table:table-row>
        <table:table-row table:style-name="ro3">
          <table:table-cell table:style-name="ce14" office:value-type="string" calcext:value-type="string">
            <text:p>Zona Básica de Salud no identificad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1]/[.$B$92]" office:value-type="percentage" office:value="0.00403225806451613" calcext:value-type="percentage">
            <text:p>0,40 %</text:p>
          </table:table-cell>
          <table:table-cell table:style-name="ce36"/>
          <table:table-cell table:number-columns-repeated="9"/>
        </table:table-row>
        <table:table-row table:style-name="ro3">
          <table:table-cell table:style-name="ce15" office:value-type="string" calcext:value-type="string">
            <text:p>TOTAL</text:p>
          </table:table-cell>
          <table:table-cell table:style-name="ce26" table:formula="of:=SUM([.B28:.B91])" office:value-type="float" office:value="248" calcext:value-type="float">
            <text:p>248</text:p>
          </table:table-cell>
          <table:table-cell table:number-columns-repeated="11"/>
        </table:table-row>
        <table:table-row table:style-name="ro4" table:number-rows-repeated="1048483">
          <table:table-cell table:number-columns-repeated="13"/>
        </table:table-row>
        <table:table-row table:style-name="ro4">
          <table:table-cell table:number-columns-repeated="13"/>
        </table:table-row>
        <table:named-expressions>
          <table:named-range table:name="_xlnm._FilterDatabase" table:base-cell-address="$'20200904'.$A$1" table:cell-range-address="$'20200904'.$A$27:.$E$92"/>
        </table:named-expressions>
      </table:table>
      <table:named-expressions/>
      <table:database-ranges>
        <table:database-range table:name="__Anonymous_Sheet_DB__0" table:target-range-address="'20200904'.A27:'20200904'.E9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4" style:display-name="PageStyle_202009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5T15:14:30</dc:date>
    <meta:generator>LibreOffice/6.0.7.3$Linux_X86_64 LibreOffice_project/00m0$Build-3</meta:generator>
    <meta:document-statistic meta:table-count="1" meta:cell-count="389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